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Heading_20_1" style:master-page-name="Standard">
      <style:paragraph-properties style:page-number="auto"/>
      <style:text-properties officeooo:rsid="00953850" officeooo:paragraph-rsid="00953850"/>
    </style:style>
    <style:style style:name="T1" style:family="text">
      <style:text-properties officeooo:rsid="0089ebb8"/>
    </style:style>
    <style:style style:name="T2" style:family="text">
      <style:text-properties officeooo:rsid="001098e6"/>
    </style:style>
    <style:style style:name="T3" style:family="text">
      <style:text-properties officeooo:rsid="0095bf4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098e6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eguridad</text:h>
      <text:p text:style-name="Texto_20_JJ_26_Shhh_21_"><text:span text:style-name="T4">En cuanto a copias de seguridad nuestra empresa decide hacer una </text:span><text:span text:style-name="T5">copia de seguridad diferencial de los datos que se encuentran el servidor. </text:span></text:p>
      <text:p text:style-name="Texto_20_JJ_26_Shhh_21_">Servidor Copia diferencial cada <text:span text:style-name="T1">día</text:span> 30 de cada mes.</text:p>
      <text:p text:style-name="Texto_20_JJ_26_Shhh_21_">Pc central copia diferencial cada <text:span text:style-name="T1">día</text:span> 30 de cada mes.</text:p>
      <text:p text:style-name="Texto_20_JJ_26_Shhh_21_"><text:span text:style-name="T3">Las copias</text:span> se guardara<text:span text:style-name="T3">n</text:span> <text:span text:style-name="T3">en</text:span> dos discos duros externos que se <text:span text:style-name="T3">encontrarán</text:span> en nuestras respectivas casa.</text:p>
      <text:p text:style-name="Texto_20_JJ_26_Shhh_21_">Los ordenadores clientes una vez terminados de configurar e instalar los programas necesarios se <text:span text:style-name="T3">hará</text:span> una <text:span text:style-name="T3">imagen ISO</text:span> del sistema completo que se guardará en los discos externos de nuestra casa.</text:p>
      <text:p text:style-name="Texto_20_JJ_26_Shhh_21_"/>
      <text:h text:style-name="Heading_20_1" text:outline-level="1">Deep freeze</text:h>
      <text:p text:style-name="Texto_20_JJ_26_Shhh_21_">Usaremos este software para congelar el disco duro del cliente una vez este terminado de configurar, esto lo haremos para que cuando el usuario apague el equipo vuelva a su estado inicial y de esta manera poder evitar <text:span text:style-name="T3">acumulación</text:span> de programas o archivos no deseados.</text:p>
      <text:p text:style-name="Texto_20_JJ_26_Shhh_21_">Una vez que nosotros tengamos que actualizar algo del software descongelaremos el disco duro mediante una contraseña, actualizaremos y lo volveremos a congel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6-08T08:24:12.128394313</dc:date>
    <meta:editing-duration>PT14H33S</meta:editing-duration>
    <meta:editing-cycles>148</meta:editing-cycles>
    <meta:generator>LibreOffice/4.4.6.3$Linux_X86_64 LibreOffice_project/40m0$Build-3</meta:generator>
    <meta:document-statistic meta:table-count="0" meta:image-count="0" meta:object-count="0" meta:page-count="1" meta:paragraph-count="10" meta:word-count="163" meta:character-count="994" meta:non-whitespace-character-count="842"/>
  </office:meta>
</office:document-meta>
</file>